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343" officeooo:paragraph-rsid="000e6343"/>
    </style:style>
    <style:style style:name="P2" style:family="paragraph" style:parent-style-name="Standard">
      <style:text-properties officeooo:rsid="000f8a2b" officeooo:paragraph-rsid="000f8a2b"/>
    </style:style>
    <style:style style:name="P3" style:family="paragraph" style:parent-style-name="Standard">
      <style:text-properties fo:font-weight="normal" officeooo:rsid="000f8a2b" officeooo:paragraph-rsid="000f8a2b" style:font-weight-asian="normal" style:font-weight-complex="normal"/>
    </style:style>
    <style:style style:name="P4" style:family="paragraph" style:parent-style-name="Standard">
      <style:text-properties fo:font-weight="normal" officeooo:rsid="0010e4ec" officeooo:paragraph-rsid="0010e4ec" style:font-weight-asian="normal" style:font-weight-complex="normal"/>
    </style:style>
    <style:style style:name="P5" style:family="paragraph" style:parent-style-name="Standard">
      <style:text-properties fo:font-weight="normal" officeooo:rsid="0011727f" officeooo:paragraph-rsid="0011727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e4ec"/>
    </style:style>
    <style:style style:name="T3" style:family="text">
      <style:text-properties officeooo:rsid="0012a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odes</text:p>
      <text:p text:style-name="P1">- on or off</text:p>
      <text:p text:style-name="P1">- closed or open</text:p>
      <text:p text:style-name="P1"/>
      <text:p text:style-name="P1">Important equation for diodes</text:p>
      <text:p text:style-name="P1">V2 – V1 = n * Vt * ln(I2/I1)</text:p>
      <text:p text:style-name="P1"/>
      <text:p text:style-name="P2">Iterative analysis</text:p>
      <text:p text:style-name="P2">- Start with a point on the IV curve</text:p>
      <text:p text:style-name="P2">- Iterate through Id and Vd solutions</text:p>
      <text:p text:style-name="P2">- Stop when Id, Vd stops changing</text:p>
      <text:p text:style-name="P2">- <text:span text:style-name="T1">Always use 3 decimal places</text:span></text:p>
      <text:p text:style-name="P2"><text:span text:style-name="T1"/></text:p>
      <text:p text:style-name="P3">Id, Vd = 1mA, 0.7V <text:tab/><text:tab/>(1mA diode)<text:tab/><text:tab/><text:span text:style-name="T3">These values were given by a “point on the curve”</text:span></text:p>
      <text:p text:style-name="P3"/>
      <text:p text:style-name="P4">Id1 = (Vd0 – Vd1)/Rd = (5-0.7)/1k = 4.300mA</text:p>
      <text:p text:style-name="P4"/>
      <text:p text:style-name="P4">Vd2 = Vd1 + Vt * ln(Id1/Id) = 0.7 + 0.025 * ln(4.3m/1m) = 0.736V</text:p>
      <text:p text:style-name="P4"/>
      <text:p text:style-name="P4">Id2 = (Vd0 – Vd2)/Rd = (5-0.736)/1k = 4.264mA</text:p>
      <text:p text:style-name="P4"/>
      <text:p text:style-name="P4">Vd3 = Vd1 + Vt * ln(Id2/Id) = 0.7 + 0.025 * ln(4.264m/1m) = 0.736V</text:p>
      <text:p text:style-name="P4"/>
      <text:p text:style-name="P4">Id, Vd = 4.264mA, 0.736V<text:tab/><text:tab/>&lt;---- Answer</text:p>
      <text:p text:style-name="P4"/>
      <text:p text:style-name="P4"/>
      <text:p text:style-name="P4"/>
      <text:p text:style-name="P5">If 3 diodes in series</text:p>
      <text:p text:style-name="P5"/>
      <text:p text:style-name="P5">Id1 = (Vd0 – (3 * Vd1))/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11:43.741432876</meta:creation-date>
    <dc:date>2024-03-20T17:04:02.548946267</dc:date>
    <meta:editing-duration>PT1M27S</meta:editing-duration>
    <meta:editing-cycles>1</meta:editing-cycles>
    <meta:document-statistic meta:table-count="0" meta:image-count="0" meta:object-count="0" meta:page-count="1" meta:paragraph-count="18" meta:word-count="133" meta:character-count="629" meta:non-whitespace-character-count="506"/>
    <meta:generator>LibreOffice/7.3.7.2$Linux_X86_64 LibreOffice_project/30$Build-2</meta:generator>
  </office:meta>
</office:document-meta>
</file>